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b1c" officeooo:paragraph-rsid="001d8b1c"/>
    </style:style>
    <style:style style:name="P2" style:family="paragraph" style:parent-style-name="Standard">
      <style:text-properties officeooo:rsid="001d8b1c" officeooo:paragraph-rsid="0024ca2b"/>
    </style:style>
    <style:style style:name="P3" style:family="paragraph" style:parent-style-name="Standard">
      <style:text-properties officeooo:rsid="001d8b1c" officeooo:paragraph-rsid="002c2047"/>
    </style:style>
    <style:style style:name="P4" style:family="paragraph" style:parent-style-name="Standard">
      <style:text-properties officeooo:rsid="001d8b1c" officeooo:paragraph-rsid="00377d0b"/>
    </style:style>
    <style:style style:name="P5" style:family="paragraph" style:parent-style-name="Standard">
      <style:text-properties officeooo:rsid="001d8b1c" officeooo:paragraph-rsid="002c2047"/>
    </style:style>
    <style:style style:name="T1" style:family="text">
      <style:text-properties officeooo:rsid="001f7ffd"/>
    </style:style>
    <style:style style:name="T2" style:family="text">
      <style:text-properties officeooo:rsid="002090e1"/>
    </style:style>
    <style:style style:name="T3" style:family="text">
      <style:text-properties officeooo:rsid="0021addd"/>
    </style:style>
    <style:style style:name="T4" style:family="text">
      <style:text-properties officeooo:rsid="00342381"/>
    </style:style>
    <style:style style:name="T5" style:family="text">
      <style:text-properties officeooo:rsid="0034fdc4"/>
    </style:style>
    <style:style style:name="T6" style:family="text">
      <style:text-properties officeooo:rsid="003a2a19"/>
    </style:style>
    <style:style style:name="T7" style:family="text">
      <style:text-properties officeooo:rsid="003b38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Beispiel: 192.168.0.1/24</text:p>
      <text:p text:style-name="P1"><text:tab/>→ Jede Stelle repräsentiert ein Byte.</text:p>
      <text:p text:style-name="P1"><text:tab/>→ Mit einem Byte kann man max. 256 Zustände darstellen <text:span text:style-name="T4">2⁸ = 256</text:span>.</text:p>
      <text:p text:style-name="P1"><text:tab/>→ <text:span text:style-name="T1">Da 0 auch ein Zustand ist, ist 255 die höchste Zahl.</text:span></text:p>
      <text:p text:style-name="P1"><text:tab/>→<text:span text:style-name="T1"> Die 24 stellt hier die subnet-mask dar.</text:span></text:p>
      <text:p text:style-name="P1"/>
      <text:p text:style-name="P1">→<text:span text:style-name="T1"> subnet-mask Beispiel: 255. 255. 255. 0 ist das gleiche wie 24 (bit).</text:span></text:p>
      <text:p text:style-name="P4"><text:tab/>→<text:span text:style-name="T1"> Alle bits der ip-Adresse 192.168.0 werden “angeschaltet“. Dadurch <text:s/>können keine <text:tab/><text:tab/><text:tab/>weiteren ip-adressen im Netzanteil erstellt werden (es gibt nur das eine netz). </text:span></text:p>
      <text:p text:style-name="P1"><text:tab/><text:tab/><text:span text:style-name="T2">11111111.11111111.11111111.00000000</text:span></text:p>
      <text:p text:style-name="P1"><text:tab/><text:tab/><text:span text:style-name="T2">&lt;-------Netzanteil------------&gt;&lt;-Hostanteil--&gt;</text:span></text:p>
      <text:p text:style-name="P1"><text:tab/>→<text:span text:style-name="T2"> Im Hostanteil können von 0 bis 254 Geräte im Netzwerk (Netzanteil) integriert werden.</text:span></text:p>
      <text:p text:style-name="P2"><text:tab/>→<text:span text:style-name="T3"> 192.168.0.255 ist die Brodcast-Adresse (BC), Pakete mit dieser ip werden von allen <text:tab/><text:tab/><text:tab/>Geräten im Netzwerk empfangen.</text:span></text:p>
      <text:p text:style-name="P3"><text:tab/>→<text:span text:style-name="T3"> Ist die subnet-mask bspw. Auf 21 (3 bits weniger gesetzt), stehen 3 bits zusätzlich zur <text:tab/><text:tab/>Verfügung.</text:span></text:p>
      <text:p text:style-name="P3"><text:tab/><text:tab/><text:span text:style-name="T5">Dadurch sind 2³ = 8 unterschiedliche Zustände zusätzlich möglich, also 8 weiter <text:tab/><text:tab/><text:tab/>Netze. Anders ausgedrückt: 255. 255. 248.0. </text:span></text:p>
      <text:p text:style-name="P3"><text:tab/><text:tab/>→<text:span text:style-name="T7"> also 255 – 2³ = 247 + 1 (+1 weil 0 auch ein Zustand)</text:span></text:p>
      <text:p text:style-name="P3"><text:tab/><text:tab/>→<text:span text:style-name="T7"> 255 bedeutet, dass alle Zustände für Nets-Ips <text:s/>reserviert sind.</text:span></text:p>
      <text:p text:style-name="P3"><text:tab/><text:tab/>→<text:span text:style-name="T7"> 248 bedeutet, dass 8 Zustände für Host-Ips reserviert sind.</text:span></text:p>
      <text:p text:style-name="P3"><text:tab/><text:tab/><text:span text:style-name="T6">Oder in binärer Form:</text:span></text:p>
      <text:p text:style-name="P3"><text:tab/><text:tab/><text:span text:style-name="T6">11111111.11111111.11111000.00000000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38:49.947806352</meta:creation-date>
    <meta:generator>LibreOffice/6.0.7.3$Linux_X86_64 LibreOffice_project/00m0$Build-3</meta:generator>
    <dc:date>2020-05-01T10:05:12.298431120</dc:date>
    <meta:editing-duration>PT4H28M55S</meta:editing-duration>
    <meta:editing-cycles>26</meta:editing-cycles>
    <meta:document-statistic meta:table-count="0" meta:image-count="0" meta:object-count="0" meta:page-count="1" meta:paragraph-count="19" meta:word-count="191" meta:character-count="1233" meta:non-whitespace-character-count="1025"/>
  </office:meta>
</office:document-meta>
</file>